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start" style:justify-single-word="false"/>
      <style:text-properties style:text-position="0% 100%" style:font-name="Arial" officeooo:rsid="0010b1d2" officeooo:paragraph-rsid="0010b1d2"/>
    </style:style>
    <style:style style:name="P2" style:family="paragraph" style:parent-style-name="Text_20_body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.499cm" style:auto-text-indent="false"/>
      <style:text-properties style:font-name="Arial" officeooo:paragraph-rsid="001a3082"/>
    </style:style>
    <style:style style:name="P3" style:family="paragraph" style:parent-style-name="Text_20_body">
      <loext:graphic-properties draw:fill-gradient-name="gradient" draw:fill-hatch-name="hatch"/>
      <style:paragraph-properties fo:margin-left="0.499cm" fo:margin-right="1cm" fo:margin-top="0cm" fo:margin-bottom="0.099cm" style:contextual-spacing="false" fo:text-align="start" style:justify-single-word="false" fo:text-indent="0.499cm" style:auto-text-indent="false"/>
      <style:text-properties style:font-name="Arial" officeooo:rsid="0010e11d" officeooo:paragraph-rsid="001a3082"/>
    </style:style>
    <style:style style:name="P4" style:family="paragraph" style:parent-style-name="Text_20_body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cm" style:auto-text-indent="false"/>
      <style:text-properties style:font-name="Arial" officeooo:rsid="0010e11d" officeooo:paragraph-rsid="001a3082"/>
    </style:style>
    <style:style style:name="P5" style:family="paragraph" style:parent-style-name="Text_20_body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.499cm" style:auto-text-indent="false"/>
      <style:text-properties style:font-name="Arial" officeooo:rsid="0010e11d" officeooo:paragraph-rsid="0010e11d"/>
    </style:style>
    <style:style style:name="P6" style:family="paragraph" style:parent-style-name="Text_20_body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.499cm" style:auto-text-indent="false"/>
      <style:text-properties style:font-name="Arial" officeooo:rsid="0013be9f" officeooo:paragraph-rsid="0013be9f"/>
    </style:style>
    <style:style style:name="P7" style:family="paragraph" style:parent-style-name="Text_20_body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cm" style:auto-text-indent="false"/>
      <style:text-properties style:font-name="Arial" fo:font-weight="normal" officeooo:rsid="00145258" officeooo:paragraph-rsid="00145258" style:font-weight-asian="normal" style:font-weight-complex="normal"/>
    </style:style>
    <style:style style:name="P8" style:family="paragraph" style:parent-style-name="Text_20_body" style:list-style-name="L1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.499cm" style:auto-text-indent="false"/>
      <style:text-properties style:font-name="Arial" fo:font-weight="normal" officeooo:rsid="00160b6f" officeooo:paragraph-rsid="00160b6f" style:font-weight-asian="normal" style:font-weight-complex="normal"/>
    </style:style>
    <style:style style:name="P9" style:family="paragraph" style:parent-style-name="Text_20_body" style:list-style-name="L1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cm" style:auto-text-indent="false"/>
      <style:text-properties style:font-name="Arial" fo:font-weight="normal" officeooo:rsid="00160b6f" officeooo:paragraph-rsid="00160b6f" style:font-weight-asian="normal" style:font-weight-complex="normal"/>
    </style:style>
    <style:style style:name="P10" style:family="paragraph" style:parent-style-name="Text_20_body" style:list-style-name="L1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cm" style:auto-text-indent="false"/>
      <style:text-properties style:font-name="Arial" fo:font-weight="normal" officeooo:rsid="00160b6f" officeooo:paragraph-rsid="001f0590" style:font-weight-asian="normal" style:font-weight-complex="normal"/>
    </style:style>
    <style:style style:name="P11" style:family="paragraph" style:parent-style-name="Text_20_body" style:list-style-name="L1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cm" style:auto-text-indent="false"/>
      <style:text-properties style:font-name="Arial" fo:font-weight="normal" officeooo:rsid="00160b6f" officeooo:paragraph-rsid="0021732e" style:font-weight-asian="normal" style:font-weight-complex="normal"/>
    </style:style>
    <style:style style:name="P12" style:family="paragraph" style:parent-style-name="Text_20_body" style:list-style-name="L2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cm" style:auto-text-indent="false"/>
      <style:text-properties style:font-name="Arial" fo:font-weight="normal" officeooo:rsid="00160b6f" officeooo:paragraph-rsid="00225d80" style:font-weight-asian="normal" style:font-weight-complex="normal"/>
    </style:style>
    <style:style style:name="P13" style:family="paragraph" style:parent-style-name="Text_20_body" style:list-style-name="L2" style:master-page-name="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cm" style:auto-text-indent="false" style:page-number="auto"/>
      <style:text-properties style:font-name="Arial" fo:font-weight="normal" officeooo:rsid="00160b6f" officeooo:paragraph-rsid="00225d80" style:font-weight-asian="normal" style:font-weight-complex="normal"/>
    </style:style>
    <style:style style:name="P14" style:family="paragraph" style:parent-style-name="Text_20_body" style:list-style-name="L2" style:master-page-name="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cm" style:auto-text-indent="false" style:page-number="auto"/>
      <style:text-properties style:font-name="Arial" fo:font-weight="normal" officeooo:rsid="00160b6f" officeooo:paragraph-rsid="002375c8" style:font-weight-asian="normal" style:font-weight-complex="normal"/>
    </style:style>
    <style:style style:name="P15" style:family="paragraph" style:parent-style-name="Text_20_body" style:list-style-name="L2" style:master-page-name="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cm" style:auto-text-indent="false" style:page-number="auto"/>
      <style:text-properties style:font-name="Arial" fo:font-weight="normal" officeooo:rsid="00160b6f" officeooo:paragraph-rsid="002375c8" style:font-weight-asian="normal" style:font-weight-complex="normal"/>
    </style:style>
    <style:style style:name="P16" style:family="paragraph" style:parent-style-name="Text_20_body" style:list-style-name="L2" style:master-page-name="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cm" style:auto-text-indent="false" style:page-number="auto"/>
      <style:text-properties style:font-name="Arial" fo:font-weight="normal" officeooo:rsid="00160b6f" officeooo:paragraph-rsid="002375c8" style:font-weight-asian="normal" style:font-weight-complex="normal"/>
    </style:style>
    <style:style style:name="P17" style:family="paragraph" style:parent-style-name="Text_20_body" style:list-style-name="L1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.499cm" style:auto-text-indent="false"/>
      <style:text-properties style:font-name="Arial" fo:font-weight="normal" officeooo:rsid="001f0590" officeooo:paragraph-rsid="001f0590" style:font-weight-asian="normal" style:font-weight-complex="normal"/>
    </style:style>
    <style:style style:name="P18" style:family="paragraph" style:parent-style-name="Text_20_body" style:list-style-name="L1" style:master-page-name="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style:page-number="auto" fo:background-color="transparent"/>
      <style:text-properties style:font-name="Arial" fo:font-weight="normal" officeooo:rsid="001f0590" officeooo:paragraph-rsid="001f0590" style:font-weight-asian="normal" style:font-weight-complex="normal"/>
    </style:style>
    <style:style style:name="P19" style:family="paragraph" style:parent-style-name="Text_20_body" style:list-style-name="L1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fo:background-color="transparent"/>
      <style:text-properties style:font-name="Arial" fo:font-weight="normal" officeooo:rsid="001f0590" officeooo:paragraph-rsid="001f0590" style:font-weight-asian="normal" style:font-weight-complex="normal"/>
    </style:style>
    <style:style style:name="P20" style:family="paragraph" style:parent-style-name="Text_20_body" style:list-style-name="L1" style:master-page-name="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style:page-number="auto" fo:background-color="transparent"/>
      <style:text-properties style:font-name="Arial" fo:font-weight="normal" officeooo:rsid="001f0590" officeooo:paragraph-rsid="001f0590" style:font-weight-asian="normal" style:font-weight-complex="normal"/>
    </style:style>
    <style:style style:name="P21" style:family="paragraph" style:parent-style-name="Text_20_body" style:list-style-name="L1" style:master-page-name="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style:page-number="auto" fo:background-color="transparent"/>
      <style:text-properties style:font-name="Arial" fo:font-weight="normal" officeooo:rsid="00204709" officeooo:paragraph-rsid="00204709" style:font-weight-asian="normal" style:font-weight-complex="normal"/>
    </style:style>
    <style:style style:name="P22" style:family="paragraph" style:parent-style-name="Text_20_body" style:list-style-name="L1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fo:background-color="transparent"/>
      <style:text-properties style:font-name="Arial" fo:font-weight="normal" officeooo:rsid="00204709" officeooo:paragraph-rsid="00204709" style:font-weight-asian="normal" style:font-weight-complex="normal"/>
    </style:style>
    <style:style style:name="P23" style:family="paragraph" style:parent-style-name="Text_20_body" style:list-style-name="L1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fo:background-color="transparent"/>
      <style:text-properties style:font-name="Arial" fo:font-weight="normal" officeooo:rsid="0021732e" officeooo:paragraph-rsid="0021732e" style:font-weight-asian="normal" style:font-weight-complex="normal"/>
    </style:style>
    <style:style style:name="P24" style:family="paragraph" style:parent-style-name="Text_20_body" style:master-page-name="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style:page-number="auto" fo:background-color="transparent"/>
      <style:text-properties style:font-name="Arial" fo:font-weight="normal" officeooo:rsid="0021732e" officeooo:paragraph-rsid="0021732e" style:font-weight-asian="normal" style:font-weight-complex="normal"/>
    </style:style>
    <style:style style:name="P25" style:family="paragraph" style:parent-style-name="Text_20_body" style:list-style-name="L2">
      <loext:graphic-properties draw:fill="none" draw:fill-gradient-name="gradient" draw:fill-hatch-name="hatch"/>
      <style:paragraph-properties fo:margin-top="0cm" fo:margin-bottom="0.199cm" style:contextual-spacing="false" fo:line-height="115%" fo:text-align="start" style:justify-single-word="false" fo:background-color="transparent"/>
      <style:text-properties style:font-name="Arial" fo:font-weight="normal" officeooo:rsid="00225d80" officeooo:paragraph-rsid="00225d80" style:font-weight-asian="normal" style:font-weight-complex="normal"/>
    </style:style>
    <style:style style:name="P26" style:family="paragraph" style:parent-style-name="Text_20_body" style:list-style-name="L2" style:master-page-name="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style:page-number="auto" fo:background-color="transparent"/>
      <style:text-properties style:font-name="Arial" fo:font-weight="normal" officeooo:rsid="00225d80" officeooo:paragraph-rsid="00225d80" style:font-weight-asian="normal" style:font-weight-complex="normal"/>
    </style:style>
    <style:style style:name="P27" style:family="paragraph" style:parent-style-name="Text_20_body" style:list-style-name="L2" style:master-page-name="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style:page-number="auto" fo:background-color="transparent"/>
      <style:text-properties style:font-name="Arial" fo:font-weight="normal" officeooo:rsid="00225d80" officeooo:paragraph-rsid="00225d80" style:font-weight-asian="normal" style:font-weight-complex="normal"/>
    </style:style>
    <style:style style:name="P28" style:family="paragraph" style:parent-style-name="Text_20_body" style:list-style-name="L1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fo:background-color="transparent"/>
      <style:text-properties style:font-name="Arial" fo:font-weight="normal" officeooo:rsid="00225d80" officeooo:paragraph-rsid="00225d80" style:font-weight-asian="normal" style:font-weight-complex="normal"/>
    </style:style>
    <style:style style:name="P29" style:family="paragraph" style:parent-style-name="Text_20_body" style:list-style-name="L2" style:master-page-name="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style:page-number="auto" fo:background-color="transparent"/>
      <style:text-properties style:font-name="Arial" fo:font-weight="normal" officeooo:rsid="002375c8" officeooo:paragraph-rsid="002375c8" style:font-weight-asian="normal" style:font-weight-complex="normal"/>
    </style:style>
    <style:style style:name="P30" style:family="paragraph" style:parent-style-name="Text_20_body" style:list-style-name="L2" style:master-page-name="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style:page-number="auto" fo:background-color="transparent"/>
      <style:text-properties style:font-name="Arial" fo:font-weight="normal" officeooo:rsid="002375c8" officeooo:paragraph-rsid="002375c8" style:font-weight-asian="normal" style:font-weight-complex="normal"/>
    </style:style>
    <style:style style:name="P31" style:family="paragraph" style:parent-style-name="Text_20_body" style:list-style-name="L3">
      <loext:graphic-properties draw:fill="none" draw:fill-gradient-name="gradient" draw:fill-hatch-name="hatch"/>
      <style:paragraph-properties fo:margin-top="0cm" fo:margin-bottom="0.199cm" style:contextual-spacing="false" fo:line-height="115%" fo:text-align="start" style:justify-single-word="false" fo:background-color="transparent"/>
      <style:text-properties style:font-name="Arial" fo:font-weight="normal" officeooo:rsid="002375c8" officeooo:paragraph-rsid="002375c8" style:font-weight-asian="normal" style:font-weight-complex="normal"/>
    </style:style>
    <style:style style:name="P32" style:family="paragraph" style:parent-style-name="Text_20_body" style:list-style-name="L3">
      <loext:graphic-properties draw:fill="none" draw:fill-gradient-name="gradient" draw:fill-hatch-name="hatch"/>
      <style:paragraph-properties fo:margin-top="0cm" fo:margin-bottom="0.199cm" style:contextual-spacing="false" fo:line-height="115%" fo:text-align="start" style:justify-single-word="false" fo:background-color="transparent"/>
      <style:text-properties style:font-name="Arial" fo:font-weight="normal" officeooo:rsid="0028524a" officeooo:paragraph-rsid="0028524a" style:font-weight-asian="normal" style:font-weight-complex="normal"/>
    </style:style>
    <style:style style:name="P33" style:family="paragraph" style:parent-style-name="Text_20_body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fo:background-color="transparent"/>
      <style:text-properties style:font-name="Arial" fo:font-weight="normal" officeooo:rsid="0028524a" officeooo:paragraph-rsid="0028524a" style:font-weight-asian="normal" style:font-weight-complex="normal"/>
    </style:style>
    <style:style style:name="P34" style:family="paragraph" style:parent-style-name="Text_20_body">
      <loext:graphic-properties draw:fill="none" draw:fill-gradient-name="gradient" draw:fill-hatch-name="hatch"/>
      <style:paragraph-properties fo:margin-left="0.499cm" fo:margin-right="1cm" fo:margin-top="0cm" fo:margin-bottom="0.199cm" style:contextual-spacing="false" fo:line-height="115%" fo:text-align="start" style:justify-single-word="false" fo:text-indent="0.499cm" style:auto-text-indent="false" fo:background-color="transparent"/>
      <style:text-properties style:font-name="Arial" fo:font-weight="normal" officeooo:rsid="0028f707" officeooo:paragraph-rsid="0028f707" style:font-weight-asian="normal" style:font-weight-complex="normal"/>
    </style:style>
    <style:style style:name="P35" style:family="paragraph" style:parent-style-name="Text_20_body" style:list-style-name="L1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.499cm" style:auto-text-indent="false"/>
      <style:text-properties style:font-name="Arial" officeooo:rsid="00145258" officeooo:paragraph-rsid="00145258"/>
    </style:style>
    <style:style style:name="P36" style:family="paragraph" style:parent-style-name="Text_20_body" style:list-style-name="L1">
      <loext:graphic-properties draw:fill-gradient-name="gradient" draw:fill-hatch-name="hatch"/>
      <style:paragraph-properties fo:margin-left="0.499cm" fo:margin-right="1cm" fo:margin-top="0cm" fo:margin-bottom="0.199cm" style:contextual-spacing="false" fo:text-align="start" style:justify-single-word="false" fo:text-indent="0.499cm" style:auto-text-indent="false"/>
      <style:text-properties style:font-name="Arial" officeooo:rsid="00160b6f" officeooo:paragraph-rsid="00160b6f"/>
    </style:style>
    <style:style style:name="P37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1cm" fo:margin-top="0cm" fo:margin-bottom="0.199cm" style:contextual-spacing="false" fo:line-height="115%" fo:text-align="start" style:justify-single-word="false" fo:text-indent="0.499cm" style:auto-text-indent="false" style:page-number="auto" fo:background-color="transparent"/>
      <style:text-properties style:font-name="Arial" fo:font-weight="bold" officeooo:rsid="002375c8" officeooo:paragraph-rsid="002375c8" style:font-weight-asian="bold" style:font-weight-complex="bold"/>
    </style:style>
    <style:style style:name="P38" style:family="paragraph" style:parent-style-name="Text_20_body">
      <loext:graphic-properties draw:fill-gradient-name="gradient" draw:fill-hatch-name="hatch"/>
      <style:paragraph-properties fo:margin-left="0cm" fo:margin-right="1.199cm" fo:margin-top="0cm" fo:margin-bottom="0.199cm" style:contextual-spacing="false" fo:text-align="start" style:justify-single-word="false" fo:text-indent="0cm" style:auto-text-indent="false"/>
      <style:text-properties style:font-name="Arial" fo:font-weight="bold" officeooo:rsid="00145258" officeooo:paragraph-rsid="00145258" style:font-weight-asian="bold" style:font-weight-complex="bold"/>
    </style:style>
    <style:style style:name="P39" style:family="paragraph" style:parent-style-name="Text_20_body" style:list-style-name="L3">
      <loext:graphic-properties draw:fill="none" draw:fill-gradient-name="gradient" draw:fill-hatch-name="hatch"/>
      <style:paragraph-properties fo:margin-top="0cm" fo:margin-bottom="0.199cm" style:contextual-spacing="false" fo:line-height="115%" fo:text-align="start" style:justify-single-word="false" fo:background-color="transparent"/>
      <style:text-properties style:font-name="Arial" fo:font-style="normal" fo:font-weight="normal" officeooo:rsid="0028524a" officeooo:paragraph-rsid="0028524a" style:font-style-asian="normal" style:font-weight-asian="normal" style:font-style-complex="normal" style:font-weight-complex="normal"/>
    </style:style>
    <style:style style:name="P40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.199cm" style:contextual-spacing="false" fo:line-height="115%" fo:text-align="start" style:justify-single-word="false" fo:text-indent="0.499cm" style:auto-text-indent="false" style:page-number="auto" fo:background-color="transparent"/>
      <style:text-properties style:font-name="Arial" fo:font-style="normal" fo:font-weight="bold" officeooo:rsid="0028524a" officeooo:paragraph-rsid="0028524a" style:font-style-asian="normal" style:font-weight-asian="bold" style:font-style-complex="normal" style:font-weight-complex="bold"/>
    </style:style>
    <style:style style:name="T1" style:family="text">
      <style:text-properties officeooo:rsid="0010e11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0b6f" style:font-weight-asian="normal" style:font-weight-complex="normal"/>
    </style:style>
    <style:style style:name="T4" style:family="text">
      <style:text-properties officeooo:rsid="00120551"/>
    </style:style>
    <style:style style:name="T5" style:family="text">
      <style:text-properties officeooo:rsid="00145258"/>
    </style:style>
    <style:style style:name="T6" style:family="text">
      <style:text-properties officeooo:rsid="001f0590"/>
    </style:style>
    <style:style style:name="T7" style:family="text">
      <style:text-properties officeooo:rsid="00204709"/>
    </style:style>
    <style:style style:name="T8" style:family="text">
      <style:text-properties officeooo:rsid="0021732e"/>
    </style:style>
    <style:style style:name="T9" style:family="text">
      <style:text-properties officeooo:rsid="00225d80"/>
    </style:style>
    <style:style style:name="T10" style:family="text">
      <style:text-properties officeooo:rsid="002375c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524a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28f707"/>
    </style:style>
    <style:style style:name="T15" style:family="text">
      <style:text-properties officeooo:rsid="002e734f"/>
    </style:style>
    <style:style style:name="T16" style:family="text">
      <style:text-properties officeooo:rsid="00328dd9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1. O QUE É ABNT</text:span></text:p>
      <text:p text:style-name="P2"><text:span text:style-name="T1">ABNT é a sigla para Associação Brasileira de Noturno Técnico e, ao contrário do que você pode pensar, ela não se preocupa apenas com a homogenização gráfica dos trabalhos acadêmicos.</text:span></text:p>
      <text:p text:style-name="P2">A ABNT é um órgão privado, sem fins lucrativos, que tem autonomia do Estado para auxiliar na formação de normas para inúmeros setores da economia nacional: da fabricação de sacos de lixo à elaboração de trabalhos de faculdade. Ou seja, a excelência em produção industrial e científica é garantida no país inteiro com a ajuda dessa associação.</text:p>
      <text:p text:style-name="P3">Esclarecimentos feitos, vamos voltar ao ambiente universitário com algumas dicas práticas para você não deslizar na formação de sua monografia!</text:p>
      <text:p text:style-name="P4">Formate primeiro, redija depois.</text:p>
      <text:p text:style-name="P5">Um dos grandes erros dos estudantes é escrever todo o trabalho e só no final tentar adequá-lo às normas da ABNT. A questão é que as monog<text:span text:style-name="T4">rafias cobradas em um curso de graduação costumam ser extensos, o que faz o aluno se perder em meio a tantas citações, recuos de primeira linha, espaço entre parágrafos, etc.</text:span></text:p>
      <text:p text:style-name="P6">Quem deixa para formatar o trabalho por último, acaba deixando escapar ajustes importantes, que serão certamente a ancora de sua nota. Em vez disso, ajuste importantes o início do texto, pontos que podem ser adequados antes da digitação, tais como estilo e tamanho da fonte, margens e numeração de páginas.</text:p>
      <text:p text:style-name="P6">É evidente que citações ou outros <text:span text:style-name="T5">elementos impossíveis de serem previstos antes da redação do texto podem ser ajustados depois, mas o segredo é padronizar ao máximo os trechos no momento da escrita – e jamais no final.</text:span></text:p>
      <text:p text:style-name="P38"><text:span text:style-name="T15">2</text:span>. A FORMAÇÃO DE TRABALHOS</text:p>
      <text:p text:style-name="P7">2.1 A folha</text:p>
      <text:list xml:id="list4132939851" text:style-name="L1">
        <text:list-item>
          <text:p text:style-name="P35"><text:span text:style-name="T2">Os trabalhos devem ser sempre apresentados </text:span><text:span text:style-name="T3">em papel branco de formato A4 (21 centímetros x 29,7 centímetros).</text:span></text:p>
          <text:p text:style-name="P36"><text:span text:style-name="T3">2.</text:span><text:span text:style-name="T2">2 A impressão</text:span></text:p>
        </text:list-item>
        <text:list-item>
          <text:p text:style-name="P8">A impressão deve ser feita em apenas um lado da folha (anverso).</text:p>
          <text:p text:style-name="P9">2.3 As imagens</text:p>
        </text:list-item>
        <text:list-item>
          <text:p text:style-name="P8">Margem superior: 3 centímetros;</text:p>
        </text:list-item>
        <text:list-item>
          <text:p text:style-name="P8">Margem inferior: 2 centímetros;</text:p>
        </text:list-item>
        <text:list-item>
          <text:p text:style-name="P8">Margem esquerda: 3 centímetros;</text:p>
        </text:list-item>
        <text:list-item>
          <text:p text:style-name="P8">Margem direita: 2 centímetros.</text:p>
          <text:p text:style-name="P10">2.<text:span text:style-name="T6">4 A família da fonte</text:span></text:p>
        </text:list-item>
        <text:list-item>
          <text:p text:style-name="P17">Times New Roman ou Arial</text:p>
          <text:p text:style-name="P10">2.<text:span text:style-name="T6">5</text:span> <text:span text:style-name="T6">O tamanho do texto</text:span></text:p>
        </text:list-item>
        <text:list-item>
          <text:p text:style-name="P18"><text:soft-page-break/>Corpo do texto: 12;</text:p>
        </text:list-item>
        <text:list-item>
          <text:p text:style-name="P19">Título da capa e folha de rosto: 14;</text:p>
        </text:list-item>
        <text:list-item>
          <text:p text:style-name="P19">Título da seção/capítulo: 14;</text:p>
        </text:list-item>
        <text:list-item>
          <text:p text:style-name="P19">Subtítulo: 12;</text:p>
        </text:list-item>
        <text:list-item>
          <text:p text:style-name="P19">Nota do rodapé: 10;</text:p>
        </text:list-item>
        <text:list-item>
          <text:p text:style-name="P19">Bibliografia de ilustrações e tabelas: 10;</text:p>
        </text:list-item>
        <text:list-item>
          <text:p text:style-name="P19">Títulos de ilustrações e tabelas: 11;</text:p>
        </text:list-item>
        <text:list-item>
          <text:p text:style-name="P19">Citações longas: 10.</text:p>
          <text:p text:style-name="P10">2.<text:span text:style-name="T6">6</text:span> <text:span text:style-name="T6">A paginação</text:span></text:p>
        </text:list-item>
        <text:list-item>
          <text:p text:style-name="P18">As páginas que antecedem o texto, a partir da folha de rosto, devem ser contadas, mas não são numeradas. Além disso, a numeração deve ser registrada a partir da primeira folha contendo texto (geralmente, a introdução), em algarismos arábicos.</text:p>
          <text:p text:style-name="P10">2.<text:span text:style-name="T6">7</text:span> <text:span text:style-name="T7">A capa</text:span></text:p>
        </text:list-item>
        <text:list-item>
          <text:p text:style-name="P21">Nome da instituição;</text:p>
        </text:list-item>
        <text:list-item>
          <text:p text:style-name="P22">Fonte: 12;</text:p>
        </text:list-item>
        <text:list-item>
          <text:p text:style-name="P22">Em negrito;</text:p>
        </text:list-item>
        <text:list-item>
          <text:p text:style-name="P22">Em caixa alta;</text:p>
        </text:list-item>
        <text:list-item>
          <text:p text:style-name="P22">Texto centralizado, na parte superior da folha.</text:p>
        </text:list-item>
        <text:list-item>
          <text:p text:style-name="P22">Nome do autor;</text:p>
        </text:list-item>
        <text:list-item>
          <text:p text:style-name="P22">Fonte: 12;</text:p>
        </text:list-item>
        <text:list-item>
          <text:p text:style-name="P23">Em caixa alta;</text:p>
        </text:list-item>
        <text:list-item>
          <text:p text:style-name="P23">Texto centralizado, na parte central da folha.</text:p>
        </text:list-item>
        <text:list-item>
          <text:p text:style-name="P23">Subtítulo (se houver);</text:p>
        </text:list-item>
        <text:list-item>
          <text:p text:style-name="P23">Igual ao título, mas sem negrito.</text:p>
        </text:list-item>
        <text:list-item>
          <text:p text:style-name="P23">Local da instituição onde o trabalho será apresentado;</text:p>
        </text:list-item>
        <text:list-item>
          <text:p text:style-name="P23">Fonte: 12;</text:p>
        </text:list-item>
        <text:list-item>
          <text:p text:style-name="P23">Em negrito;</text:p>
        </text:list-item>
        <text:list-item>
          <text:p text:style-name="P23">Texto centralizado, mas na parte inferior da folha.</text:p>
        </text:list-item>
        <text:list-item>
          <text:p text:style-name="P23">Ano de entrega.</text:p>
        </text:list-item>
        <text:list-item>
          <text:p text:style-name="P23">Fonte: 12;</text:p>
        </text:list-item>
        <text:list-item>
          <text:p text:style-name="P23">Em negrito;</text:p>
        </text:list-item>
        <text:list-item>
          <text:p text:style-name="P23">Texto centralizado, na parte inferior da folha.</text:p>
          <text:p text:style-name="P11"><text:soft-page-break/>2.<text:span text:style-name="T8">8 A folha do texto</text:span></text:p>
        </text:list-item>
      </text:list>
      <text:p text:style-name="P24">A folha de rosto é semelhante à capa; a diferença é que, no lugar do nome da instituição, o estudante deverá inserir seu nome. Além disso, pouco abaixo do título, à direita, deve ser inserida uma nota descritiva, que contenha:</text:p>
      <text:list xml:id="list4146259863" text:style-name="L2">
        <text:list-item>
          <text:p text:style-name="P25">A natureza da monografia;</text:p>
        </text:list-item>
        <text:list-item>
          <text:p text:style-name="P25">A sua finalidade;</text:p>
        </text:list-item>
        <text:list-item>
          <text:p text:style-name="P25">E o nome do orientador.</text:p>
        </text:list-item>
        <text:list-item>
          <text:p text:style-name="P25">Esses dados devem ser em fonte 12 e com um recuo de 8,5 centímetros em relação à margem esquerda.</text:p>
          <text:p text:style-name="P12">2.<text:span text:style-name="T9">9 A dedicatória</text:span></text:p>
        </text:list-item>
        <text:list-item>
          <text:p text:style-name="P26">A dedicatória é um opcional e se trata de um espaço para prestar homenagem (a familiares, amigos, professores, etc.). O texto se localiza no final da página, com recuo de 8 centímetros em relação à margem esquerda, alinhamento justificado e espaçamento de entrelinhas de 1,5.</text:p>
          <text:p text:style-name="P13">2.<text:span text:style-name="T9">10 A epígrafe</text:span></text:p>
        </text:list-item>
        <text:list-item>
          <text:p text:style-name="P26">A epígrafe também é opcional e nada mais é do que uma frase de inspiração, geralmente usada para dar mais força ao trabalho. O recuo será à esquerda, em <text:span text:style-name="T10">7</text:span>,5 centímetros, com espaço fixado em 1,5 <text:span text:style-name="T10">entrelinhas. Não se esqueça que o autor da citação deverá ser mencionado entre parênteses com alinhamento à direita.</text:span></text:p>
          <text:p text:style-name="P14">2.<text:span text:style-name="T10">11 O resumo</text:span></text:p>
        </text:list-item>
        <text:list-item>
          <text:p text:style-name="P29">O resumo sintetiza em um único parágrafo, a mensagem do trabalho. Ele deve ter tamanho entre 150 a 500 caracteres, ser escrito na 3ª pessoa do singular e contendo, ao final, as palavras-chave que identifiquem o tema.</text:p>
          <text:p text:style-name="P14">2.<text:span text:style-name="T10">12 As listas</text:span></text:p>
        </text:list-item>
        <text:list-item>
          <text:p text:style-name="P29">As listas são opcionais e usadas sempre que o corpo do trabalho possuir gráficos, ilustrações, mapas, esquemas, quadros, fotografias, etc. Devem indicar a página em que estão presentes.</text:p>
          <text:p text:style-name="P14">2.<text:span text:style-name="T10">13</text:span><text:span text:style-name="T9"> </text:span><text:span text:style-name="T10">O sumário</text:span></text:p>
        </text:list-item>
        <text:list-item>
          <text:p text:style-name="P29">O sumário enumera as divisões e as seções do trabalho, alinhando-se à esquerda e sem recuo.</text:p>
        </text:list-item>
      </text:list>
      <text:p text:style-name="P37">3. OUTRAS OBSERVAÇÕES:</text:p>
      <text:list xml:id="list4026924614" text:style-name="L3">
        <text:list-item>
          <text:p text:style-name="P31">Termos estrangeiros devem vir em itálico. Por exemplo: <text:span text:style-name="T11">in loco, agrobusiness </text:span><text:span text:style-name="T13">e </text:span><text:span text:style-name="T11">Big Data</text:span><text:span text:style-name="T12"> Analytics;</text:span></text:p>
        </text:list-item>
        <text:list-item>
          <text:p text:style-name="P39">Abreviaturas e siglas: quando figurarem pela primeira vez, devem ser escritas por extenso, com sigla entre parênteses;</text:p>
        </text:list-item>
        <text:list-item>
          <text:p text:style-name="P32"><text:soft-page-break/><text:span text:style-name="T13">As referências devem estar completas, da seguinte maneira: “SOBRENOME, PRENOME abreviado. Título: subtítulo (se houver). Edição (se houver). Local de publicação: Editora, data de publicação da obra. Número de páginas ou volume. (Coleção ou série)”.</text:span></text:p>
        </text:list-item>
      </text:list>
      <text:p text:style-name="P40">4. APLICATIVOS QUE PODEM AJUDAR</text:p>
      <text:p text:style-name="P33">Veja bem, não estamos dizendo que você não precisa saber nada sobre as especificaçõe<text:span text:style-name="T14">s da ABNT. Mas,</text:span> <text:span text:style-name="T14">obviamente, em um momento em que o aluno corre contra o tempo para elaborar um conteúdo nota 10, ter acesso às ferramentas eletrônicas que facilitem o processo de normalização pode ser interessante.</text:span></text:p>
      <text:p text:style-name="P34">Veja alguns programas do gênero que fazem a formatação de trabalhos de acordo com</text:p>
      <text:p text:style-name="P33"/>
      <text:list xml:id="list74655633625414" text:continue-list="list4132939851" text:style-name="L1">
        <text:list-header>
          <text:p text:style-name="P28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10:04:49.911000000</meta:creation-date>
    <dc:date>2022-04-01T07:46:48.023000000</dc:date>
    <meta:editing-duration>PT44M52S</meta:editing-duration>
    <meta:editing-cycles>10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75" meta:word-count="959" meta:character-count="5431" meta:non-whitespace-character-count="4605"/>
  </office:meta>
</office:document-meta>
</file>